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venir" svg:font-family="Aveni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" svg:font-family="Consolas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venir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venir" fo:font-size="10pt" style:font-size-asian="10pt" style:font-size-complex="10pt"/>
    </style:style>
    <style:style style:name="P3" style:family="paragraph" style:parent-style-name="Standard">
      <style:text-properties style:font-name="Avenir" fo:font-size="10pt" style:text-underline-style="solid" style:text-underline-width="auto" style:text-underline-color="font-color" style:font-size-asian="10pt" style:font-size-complex="10pt"/>
    </style:style>
    <style:style style:name="P4" style:family="paragraph" style:parent-style-name="Standard">
      <style:text-properties style:font-name="Avenir" fo:font-size="10pt" style:text-underline-style="none" style:font-size-asian="10pt" style:font-size-complex="10pt"/>
    </style:style>
    <style:style style:name="P5" style:family="paragraph" style:parent-style-name="Standard">
      <style:text-properties style:font-name="Consolas" fo:font-size="8pt" style:text-underline-style="none" style:font-size-asian="8pt" style:font-size-complex="8pt"/>
    </style:style>
    <style:style style:name="P6" style:family="paragraph" style:parent-style-name="Standard">
      <style:paragraph-properties fo:break-before="page"/>
      <style:text-properties style:font-name="Avenir" fo:font-size="10pt" style:text-underline-style="solid" style:text-underline-width="auto" style:text-underline-color="font-color" style:font-size-asian="10pt" style:font-size-complex="10pt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Avenir" fo:font-size="10pt" style:text-underline-style="none" style:font-size-asian="10pt" style:font-size-complex="10pt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fo:color="#0000ff" style:font-name="Consolas" fo:font-size="8pt" style:font-size-asian="8pt" style:font-size-complex="8pt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fo:color="#0000ff" style:font-name="Consolas" fo:font-size="8pt" style:text-underline-style="none" style:font-size-asian="8pt" style:font-size-complex="8pt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fo:color="#0000ff" style:font-name="Avenir" fo:font-size="10pt" style:text-underline-style="none" style:font-size-asian="10pt" style:font-size-complex="10pt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fo:color="#0000ff" style:font-name="Avenir" fo:font-size="10pt" style:font-size-asian="10pt" style:font-size-complex="10pt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color="#0000ff" style:font-name="Consolas" fo:font-size="8pt" style:text-underline-style="none" style:font-size-asian="8pt" style:font-size-complex="8pt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color="#0000ff" style:font-name="Consolas" fo:font-size="8pt" style:font-size-asian="8pt" style:font-size-complex="8pt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color="#000000" style:font-name="Avenir" fo:font-size="10pt" style:text-underline-style="none" style:font-size-asian="10pt" style:font-size-complex="10pt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color="#000000" style:font-name="Avenir" fo:font-size="10pt" style:text-underline-style="solid" style:text-underline-width="auto" style:text-underline-color="font-color" style:font-size-asian="10pt" style:font-size-complex="10pt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color="#000000" style:font-name="Consolas" fo:font-size="8pt" style:text-underline-style="none" style:font-size-asian="8pt" style:font-size-complex="8pt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usr API Documentation</text:p>
      <text:p text:style-name="P2">v. 1.0</text:p>
      <text:p text:style-name="P1"/>
      <text:p text:style-name="P3"/>
      <text:p text:style-name="P6">Rousr Registration</text:p>
      <text:p text:style-name="P1"/>
      <text:p text:style-name="P1">url: https://&lt;api.server.host&gt;:&lt;apiPort&gt;/api/v1/registration</text:p>
      <text:p text:style-name="P1"/>
      <text:p text:style-name="P1">method: POST</text:p>
      <text:p text:style-name="P1"/>
      <text:p text:style-name="P1">request headers: </text:p>
      <text:p text:style-name="P1"/>
      <text:p text:style-name="P8">{</text:p>
      <text:p text:style-name="P8"><text:s text:c="3"/>Content-Type: application/json</text:p>
      <text:p text:style-name="P8">}</text:p>
      <text:p text:style-name="P11"/>
      <text:p text:style-name="P1">request body: </text:p>
      <text:p text:style-name="P1"/>
      <text:p text:style-name="P8">{</text:p>
      <text:p text:style-name="P8"><text:s text:c="2"/>real_name: &lt;name&gt;,</text:p>
      <text:p text:style-name="P8"><text:s text:c="2"/>password: &lt;password&gt;,</text:p>
      <text:p text:style-name="P8"><text:s text:c="2"/>email: &lt;email&gt;</text:p>
      <text:p text:style-name="P8">}</text:p>
      <text:p text:style-name="P1"/>
      <text:p text:style-name="P1">successful response:</text:p>
      <text:p text:style-name="P1"/>
      <text:p text:style-name="P8">{</text:p>
      <text:p text:style-name="P8"><text:s text:c="2"/>success: true,</text:p>
      <text:p text:style-name="P8"><text:s text:c="2"/>responseMessage: "",</text:p>
      <text:p text:style-name="P8"><text:s text:c="2"/>data:</text:p>
      <text:p text:style-name="P8"><text:s text:c="2"/>{</text:p>
      <text:p text:style-name="P8"><text:s text:c="4"/>userName: &lt;new_user_login&gt;,</text:p>
      <text:p text:style-name="P8"><text:s text:c="4"/>realName: &lt;new_user_real_name&gt;,</text:p>
      <text:p text:style-name="P8"><text:s text:c="4"/>email: &lt;new_user_email&gt;,</text:p>
      <text:p text:style-name="P8"><text:s text:c="4"/>userID: &lt;guid&gt;</text:p>
      <text:p text:style-name="P8"><text:s text:c="2"/>}</text:p>
      <text:p text:style-name="P8">}</text:p>
      <text:p text:style-name="P1"/>
      <text:p text:style-name="P3"/>
      <text:p text:style-name="P6">Rousr OAuth 2.0 Authentication</text:p>
      <text:p text:style-name="P3"/>
      <text:p text:style-name="P4">url: https://&lt;api.auth.host&gt;:&lt;authPort&gt;/oauth/token</text:p>
      <text:p text:style-name="P4"/>
      <text:p text:style-name="P4">method: POST</text:p>
      <text:p text:style-name="P4"/>
      <text:p text:style-name="P4">headers:</text:p>
      <text:p text:style-name="P4"/>
      <text:p text:style-name="P9">{</text:p>
      <text:p text:style-name="P9"><text:s text:c="2"/>Content-Type: application/x-www-form-urlencoded</text:p>
      <text:p text:style-name="P9">}</text:p>
      <text:p text:style-name="P9"/>
      <text:p text:style-name="P4">body:</text:p>
      <text:p text:style-name="P4"/>
      <text:p text:style-name="P9">{</text:p>
      <text:p text:style-name="P9"><text:s text:c="2"/>grant_type: “password”,</text:p>
      <text:p text:style-name="P9"><text:s text:c="2"/>username: &lt;rousr_user_login&gt;,</text:p>
      <text:p text:style-name="P9"><text:s text:c="2"/>password: &lt;rousr_user_password&gt;,</text:p>
      <text:p text:style-name="P9"><text:s text:c="2"/>client_id: &lt;rousr_client_id&gt;</text:p>
      <text:p text:style-name="P9">}</text:p>
      <text:p text:style-name="P10"/>
      <text:p text:style-name="P1">successful response:</text:p>
      <text:p text:style-name="P1"/>
      <text:p text:style-name="P8">{</text:p>
      <text:p text:style-name="P8"><text:s text:c="2"/>success: true,</text:p>
      <text:p text:style-name="P8"><text:s text:c="2"/>responseMessage: "",</text:p>
      <text:p text:style-name="P8"><text:s text:c="2"/>data:</text:p>
      <text:p text:style-name="P8"><text:s text:c="2"/>{</text:p>
      <text:p text:style-name="P8"><text:s text:c="4"/>token_type: “Bearer”,</text:p>
      <text:p text:style-name="P8"><text:s text:c="4"/>access_token: &lt;access_token&gt;,</text:p>
      <text:p text:style-name="P8"><text:s text:c="4"/>refresh_token: &lt;refresh_token&gt;,</text:p>
      <text:p text:style-name="P8"><text:s text:c="4"/>expires_in: &lt;YYY-mm-ddTHH:mm:ss.mmmZ&gt;</text:p>
      <text:p text:style-name="P8"><text:s text:c="4"/>_id: &lt;uid&gt;</text:p>
      <text:p text:style-name="P8"><text:s text:c="2"/>}</text:p>
      <text:p text:style-name="P9">}</text:p>
      <text:p text:style-name="P4"/>
      <text:p text:style-name="P3"/>
      <text:p text:style-name="P6">Rousr Bill General Query</text:p>
      <text:p text:style-name="P4"/>
      <text:p text:style-name="P4">Searches the Rousr legislation units against their number, title, primary_subject, description, summary, and tags fields. This is a fairly process-intensive operation considering how many fields the mongo libraries need to search.</text:p>
      <text:p text:style-name="P4"/>
      <text:p text:style-name="P1">url: https://&lt;api.server.host&gt;:&lt;apiPort&gt;/api/v1/bills?q=environment</text:p>
      <text:p text:style-name="P1"/>
      <text:p text:style-name="P1">method: GET</text:p>
      <text:p text:style-name="P1"/>
      <text:p text:style-name="P1">headers: </text:p>
      <text:p text:style-name="P1"/>
      <text:p text:style-name="P8">{</text:p>
      <text:p text:style-name="P8"><text:s text:c="2"/>Content-Type: application/<text:span text:style-name="T1">json</text:span></text:p>
      <text:p text:style-name="P9"><text:s text:c="2"/>Authorization: Bearer &lt;session_auth_token&gt;</text:p>
      <text:p text:style-name="P8">}</text:p>
      <text:p text:style-name="P1"/>
      <text:p text:style-name="P1">body: </text:p>
      <text:p text:style-name="P1"/>
      <text:p text:style-name="P8">{</text:p>
      <text:p text:style-name="P8"><text:s text:c="2"/>null</text:p>
      <text:p text:style-name="P9">}</text:p>
      <text:p text:style-name="P4"/>
      <text:p text:style-name="P1">successful response:</text:p>
      <text:p text:style-name="P1"/>
      <text:p text:style-name="P8">{</text:p>
      <text:p text:style-name="P8"><text:s text:c="2"/>success: true,</text:p>
      <text:p text:style-name="P8"><text:s text:c="2"/>responseMessage: "",</text:p>
      <text:p text:style-name="P8"><text:s text:c="2"/>data:</text:p>
      <text:p text:style-name="P8"><text:s text:c="2"/>{</text:p>
      <text:p text:style-name="P8"><text:s text:c="4"/>[&lt;bill_data&gt;] </text:p>
      <text:p text:style-name="P8"><text:s text:c="2"/>}</text:p>
      <text:p text:style-name="P9">}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3">Rousr Filter General Query</text:p>
      <text:p text:style-name="P4"/>
      <text:p text:style-name="P4">Filters the Rousr legislation units based on the field value pair. <text:s/>The bills returned can be filtered for multiple fields using '&amp;'.</text:p>
      <text:p text:style-name="P4"/>
      <text:p text:style-name="P1">url: https://&lt;api.server.host&gt;:&lt;apiPort&gt;/api/v1/bills?field1=value1&amp;filed2=value2&amp;...</text:p>
      <text:p text:style-name="P1"/>
      <text:p text:style-name="P1">method: GET</text:p>
      <text:p text:style-name="P1"/>
      <text:p text:style-name="P1">headers: </text:p>
      <text:p text:style-name="P1"/>
      <text:p text:style-name="P8">{</text:p>
      <text:p text:style-name="P8"><text:s text:c="2"/>Content-Type: application/<text:span text:style-name="T1">json</text:span></text:p>
      <text:p text:style-name="P9"><text:s text:c="2"/>Authorization: Bearer &lt;session_auth_token&gt;</text:p>
      <text:p text:style-name="P8">}</text:p>
      <text:p text:style-name="P1"/>
      <text:p text:style-name="P1">body: </text:p>
      <text:p text:style-name="P4"/>
      <text:p text:style-name="P8">{</text:p>
      <text:p text:style-name="P8"><text:s text:c="2"/>null</text:p>
      <text:p text:style-name="P9">}</text:p>
      <text:p text:style-name="P4"/>
      <text:p text:style-name="P1">successful response:</text:p>
      <text:p text:style-name="P1"/>
      <text:p text:style-name="P8">{</text:p>
      <text:p text:style-name="P8"><text:s text:c="2"/>success: true,</text:p>
      <text:p text:style-name="P8"><text:s text:c="2"/>responseMessage: "",</text:p>
      <text:p text:style-name="P8"><text:s text:c="2"/>data:</text:p>
      <text:p text:style-name="P8"><text:s text:c="2"/>{</text:p>
      <text:p text:style-name="P8"><text:s text:c="4"/>[&lt;bill_data&gt;] </text:p>
      <text:p text:style-name="P8"><text:s text:c="2"/>}</text:p>
      <text:p text:style-name="P9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><text:soft-page-break/>Rousr Bill <text:s/>Query by Name</text:p>
      <text:p text:style-name="P4"/>
      <text:p text:style-name="P4">Searches the Rousr legislation units against their name.</text:p>
      <text:p text:style-name="P4"/>
      <text:p text:style-name="P1">url: https://&lt;api.server.host&gt;:&lt;apiPort&gt;/api/v1/bills/name/:name</text:p>
      <text:p text:style-name="P1"/>
      <text:p text:style-name="P1">method: GET</text:p>
      <text:p text:style-name="P1"/>
      <text:p text:style-name="P1">headers: </text:p>
      <text:p text:style-name="P1"/>
      <text:p text:style-name="P8">{</text:p>
      <text:p text:style-name="P8"><text:s text:c="2"/>Content-Type: application/<text:span text:style-name="T1">json</text:span></text:p>
      <text:p text:style-name="P9"><text:s text:c="2"/>Authorization: Bearer &lt;session_auth_token&gt;</text:p>
      <text:p text:style-name="P8">}</text:p>
      <text:p text:style-name="P1"/>
      <text:p text:style-name="P1">body: </text:p>
      <text:p text:style-name="P4"/>
      <text:p text:style-name="P8">{</text:p>
      <text:p text:style-name="P8"><text:s text:c="2"/>null</text:p>
      <text:p text:style-name="P9">}</text:p>
      <text:p text:style-name="P4"/>
      <text:p text:style-name="P1">successful response:</text:p>
      <text:p text:style-name="P1"/>
      <text:p text:style-name="P8">{</text:p>
      <text:p text:style-name="P8"><text:s text:c="2"/>success: true,</text:p>
      <text:p text:style-name="P8"><text:s text:c="2"/>responseMessage: "",</text:p>
      <text:p text:style-name="P8"><text:s text:c="2"/>data:</text:p>
      <text:p text:style-name="P8"><text:s text:c="2"/>{</text:p>
      <text:p text:style-name="P8"><text:s text:c="4"/>[&lt;bill_data&gt;] </text:p>
      <text:p text:style-name="P8"><text:s text:c="2"/>}</text:p>
      <text:p text:style-name="P9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Rousr Bill <text:s/>by Bill Number</text:p>
      <text:p text:style-name="P4"/>
      <text:p text:style-name="P4">Gets the Rousr legislation unit by its bill number.</text:p>
      <text:p text:style-name="P4"/>
      <text:p text:style-name="P1">url: https://&lt;api.server.host&gt;:&lt;apiPort&gt;/api/v1/bills/number/:number</text:p>
      <text:p text:style-name="P1"/>
      <text:p text:style-name="P1">method: GET</text:p>
      <text:p text:style-name="P1"/>
      <text:p text:style-name="P1">headers: </text:p>
      <text:p text:style-name="P1"/>
      <text:p text:style-name="P8">{</text:p>
      <text:p text:style-name="P8"><text:s text:c="2"/>Content-Type: application/<text:span text:style-name="T1">json</text:span></text:p>
      <text:p text:style-name="P9"><text:s text:c="2"/>Authorization: Bearer &lt;session_auth_token&gt;</text:p>
      <text:p text:style-name="P8">}</text:p>
      <text:p text:style-name="P1"/>
      <text:p text:style-name="P1">body: </text:p>
      <text:p text:style-name="P4"/>
      <text:p text:style-name="P8">{</text:p>
      <text:p text:style-name="P8"><text:s text:c="2"/>null</text:p>
      <text:p text:style-name="P9">}</text:p>
      <text:p text:style-name="P4"/>
      <text:p text:style-name="P1">successful response:</text:p>
      <text:p text:style-name="P1"/>
      <text:p text:style-name="P8">{</text:p>
      <text:p text:style-name="P8"><text:s text:c="2"/>success: true,</text:p>
      <text:p text:style-name="P8"><text:s text:c="2"/>responseMessage: "",</text:p>
      <text:p text:style-name="P8"><text:s text:c="2"/>data:</text:p>
      <text:p text:style-name="P8"><text:s text:c="2"/>{</text:p>
      <text:p text:style-name="P8"><text:s text:c="4"/>[&lt;bill_data&gt;] </text:p>
      <text:p text:style-name="P8"><text:s text:c="2"/>}</text:p>
      <text:p text:style-name="P9">}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Rousr User Follow Bills</text:p>
      <text:p text:style-name="P4"/>
      <text:p text:style-name="P4">Follows a bill for the user with the userID.</text:p>
      <text:p text:style-name="P4"/>
      <text:p text:style-name="P1">url: https://&lt;api.server.host&gt;:&lt;apiPort&gt;/api/v1/users/:userID/followingBills</text:p>
      <text:p text:style-name="P1"/>
      <text:p text:style-name="P1">method: POST</text:p>
      <text:p text:style-name="P1"/>
      <text:p text:style-name="P1">headers: </text:p>
      <text:p text:style-name="P1"/>
      <text:p text:style-name="P8">{</text:p>
      <text:p text:style-name="P8"><text:s text:c="2"/>Content-Type: application/<text:span text:style-name="T1">json</text:span></text:p>
      <text:p text:style-name="P9"><text:s text:c="2"/>Authorization: Bearer &lt;session_auth_token&gt;</text:p>
      <text:p text:style-name="P8">}</text:p>
      <text:p text:style-name="P11"/>
      <text:p text:style-name="P1">body: </text:p>
      <text:p text:style-name="P1"/>
      <text:p text:style-name="P8">{</text:p>
      <text:p text:style-name="P8"><text:s text:c="2"/>bill_number: &lt;bill_number&gt;</text:p>
      <text:p text:style-name="P9">}</text:p>
      <text:p text:style-name="P5"/>
      <text:p text:style-name="P4">successful response:</text:p>
      <text:p text:style-name="P4"/>
      <text:p text:style-name="P4">&lt;TBD&gt;</text:p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Rousr User Unfollow Bills</text:p>
      <text:p text:style-name="P4"/>
      <text:p text:style-name="P4">Unfollows a bill for the user with the userID.</text:p>
      <text:p text:style-name="P4"/>
      <text:p text:style-name="P1">url: https://&lt;api.server.host&gt;:&lt;apiPort&gt;/api/v1/users/:userID/followingBills</text:p>
      <text:p text:style-name="P1"/>
      <text:p text:style-name="P1">method: DELETE</text:p>
      <text:p text:style-name="P1"/>
      <text:p text:style-name="P1">headers: </text:p>
      <text:p text:style-name="P1"/>
      <text:p text:style-name="P8">{</text:p>
      <text:p text:style-name="P8"><text:s text:c="2"/>Content-Type: application/<text:span text:style-name="T1">json</text:span></text:p>
      <text:p text:style-name="P9"><text:s text:c="2"/>Authorization: Bearer &lt;session_auth_token&gt;</text:p>
      <text:p text:style-name="P8">}</text:p>
      <text:p text:style-name="P11"/>
      <text:p text:style-name="P1">body: </text:p>
      <text:p text:style-name="P8">{</text:p>
      <text:p text:style-name="P8"><text:s text:c="2"/>bill_number: &lt;bill_number&gt;</text:p>
      <text:p text:style-name="P9">}</text:p>
      <text:p text:style-name="P4"/>
      <text:p text:style-name="P4">successful response:</text:p>
      <text:p text:style-name="P4"/>
      <text:p text:style-name="P4">&lt;TBD&gt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Get User Followed Bills</text:p>
      <text:p text:style-name="P4"/>
      <text:p text:style-name="P4">Gets the bills being followed by the user with the userID.</text:p>
      <text:p text:style-name="P4"/>
      <text:p text:style-name="P1">url: https://&lt;api.server.host&gt;:&lt;apiPort&gt;/api/v1/users/:userID/followingBills</text:p>
      <text:p text:style-name="P1"/>
      <text:p text:style-name="P1">method: GET</text:p>
      <text:p text:style-name="P1"/>
      <text:p text:style-name="P1">headers: </text:p>
      <text:p text:style-name="P1"/>
      <text:p text:style-name="P8">{</text:p>
      <text:p text:style-name="P8"><text:s text:c="2"/>Content-Type: application/<text:span text:style-name="T1">json</text:span></text:p>
      <text:p text:style-name="P9"><text:s text:c="2"/>Authorization: Bearer &lt;session_auth_token&gt;</text:p>
      <text:p text:style-name="P8">}</text:p>
      <text:p text:style-name="P1"/>
      <text:p text:style-name="P1">body: </text:p>
      <text:p text:style-name="P4"/>
      <text:p text:style-name="P8">{</text:p>
      <text:p text:style-name="P8"><text:s text:c="2"/>null</text:p>
      <text:p text:style-name="P9">}</text:p>
      <text:p text:style-name="P10"/>
      <text:p text:style-name="P1">successful response:</text:p>
      <text:p text:style-name="P1"/>
      <text:p text:style-name="P8">{</text:p>
      <text:p text:style-name="P8"><text:s text:c="2"/>success: true,</text:p>
      <text:p text:style-name="P8"><text:s text:c="2"/>responseMessage: "",</text:p>
      <text:p text:style-name="P8"><text:s text:c="2"/>data:</text:p>
      <text:p text:style-name="P8"><text:s text:c="2"/>{</text:p>
      <text:p text:style-name="P8"><text:s text:c="4"/>[&lt;bill_data&gt;]</text:p>
      <text:p text:style-name="P8"><text:s text:c="2"/>}</text:p>
      <text:p text:style-name="P9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><text:soft-page-break/>Rousr Users by UserID</text:p>
      <text:p text:style-name="P4"/>
      <text:p text:style-name="P4">Gets the users with the userID.</text:p>
      <text:p text:style-name="P4"/>
      <text:p text:style-name="P1">url: https://&lt;api.server.host&gt;:&lt;apiPort&gt;/api/v1/users/:userID</text:p>
      <text:p text:style-name="P1"/>
      <text:p text:style-name="P1">method: GET</text:p>
      <text:p text:style-name="P1"/>
      <text:p text:style-name="P1">headers: </text:p>
      <text:p text:style-name="P1"/>
      <text:p text:style-name="P8">{</text:p>
      <text:p text:style-name="P8"><text:s text:c="2"/>Content-Type: application/<text:span text:style-name="T1">json</text:span></text:p>
      <text:p text:style-name="P9"><text:s text:c="2"/>Authorization: Bearer &lt;session_auth_token&gt;</text:p>
      <text:p text:style-name="P8">}</text:p>
      <text:p text:style-name="P1"/>
      <text:p text:style-name="P1">body: </text:p>
      <text:p text:style-name="P4"/>
      <text:p text:style-name="P8">{</text:p>
      <text:p text:style-name="P8"><text:s text:c="2"/>null</text:p>
      <text:p text:style-name="P9">}</text:p>
      <text:p text:style-name="P4"/>
      <text:p text:style-name="P4"/>
      <text:p text:style-name="P1">successful response:</text:p>
      <text:p text:style-name="P4"/>
      <text:p text:style-name="P8">{</text:p>
      <text:p text:style-name="P8"><text:s text:c="2"/>success: true,</text:p>
      <text:p text:style-name="P8"><text:s text:c="2"/>responseMessage: "",</text:p>
      <text:p text:style-name="P8"><text:s text:c="2"/>data:</text:p>
      <text:p text:style-name="P8"><text:s text:c="2"/>{</text:p>
      <text:p text:style-name="P8"><text:s text:c="4"/>[&lt;user_data&gt;]</text:p>
      <text:p text:style-name="P8"><text:s text:c="2"/>}</text:p>
      <text:p text:style-name="P9">}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><text:soft-page-break/>Rousr Users by Username</text:p>
      <text:p text:style-name="P4"/>
      <text:p text:style-name="P4">Gets the users with the username.</text:p>
      <text:p text:style-name="P4"/>
      <text:p text:style-name="P1">url: https://&lt;api.server.host&gt;:&lt;apiPort&gt;/api/v1/users/name/:username</text:p>
      <text:p text:style-name="P1"/>
      <text:p text:style-name="P1">method: GET</text:p>
      <text:p text:style-name="P1"/>
      <text:p text:style-name="P1">headers: </text:p>
      <text:p text:style-name="P1"/>
      <text:p text:style-name="P8">{</text:p>
      <text:p text:style-name="P8"><text:s text:c="2"/>Content-Type: application/<text:span text:style-name="T1">json</text:span></text:p>
      <text:p text:style-name="P9"><text:s text:c="2"/>Authorization: Bearer &lt;session_auth_token&gt;</text:p>
      <text:p text:style-name="P8">}</text:p>
      <text:p text:style-name="P1"/>
      <text:p text:style-name="P1">body: </text:p>
      <text:p text:style-name="P1"/>
      <text:p text:style-name="P8">{</text:p>
      <text:p text:style-name="P8"><text:s text:c="2"/>null</text:p>
      <text:p text:style-name="P9">}</text:p>
      <text:p text:style-name="P7"/>
      <text:p text:style-name="P1">successful response:</text:p>
      <text:p text:style-name="P1"/>
      <text:p text:style-name="P8">{</text:p>
      <text:p text:style-name="P8"><text:s text:c="2"/>success: true,</text:p>
      <text:p text:style-name="P8"><text:s text:c="2"/>responseMessage: "",</text:p>
      <text:p text:style-name="P8"><text:s text:c="2"/>data:</text:p>
      <text:p text:style-name="P8"><text:s text:c="2"/>{</text:p>
      <text:p text:style-name="P8"><text:s text:c="4"/>[&lt;user_data&gt;]</text:p>
      <text:p text:style-name="P8"><text:s text:c="2"/>}</text:p>
      <text:p text:style-name="P9">}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><text:soft-page-break/>Congress District Lookup</text:p>
      <text:p text:style-name="P14"/>
      <text:p text:style-name="P14">Returns the congressional district for a given address.</text:p>
      <text:p text:style-name="P14"/>
      <text:p text:style-name="P14">url: https://&lt;api.server.host&gt;:&lt;apiPort&gt;/api/v1/locations/congress/district?address=&lt;address&gt;</text:p>
      <text:p text:style-name="P14"/>
      <text:p text:style-name="P14">method: GET</text:p>
      <text:p text:style-name="P14"/>
      <text:p text:style-name="P14">headers:</text:p>
      <text:p text:style-name="P14"/>
      <text:p text:style-name="P8">{</text:p>
      <text:p text:style-name="P8"><text:s text:c="2"/><text:span text:style-name="T1">Authorization: Bearer &lt;session_auth_token&gt;</text:span></text:p>
      <text:p text:style-name="P9">}</text:p>
      <text:p text:style-name="P14">body:</text:p>
      <text:p text:style-name="P14"/>
      <text:p text:style-name="P8">{</text:p>
      <text:p text:style-name="P8"><text:s text:c="2"/>null</text:p>
      <text:p text:style-name="P9">}</text:p>
      <text:p text:style-name="P14"/>
      <text:p text:style-name="P14">successful response:</text:p>
      <text:p text:style-name="P14"/>
      <text:p text:style-name="P8">{</text:p>
      <text:p text:style-name="P8"><text:s text:c="2"/>success: true,</text:p>
      <text:p text:style-name="P8"><text:s text:c="2"/>responseMessage: "",</text:p>
      <text:p text:style-name="P8"><text:s text:c="2"/>data:</text:p>
      <text:p text:style-name="P8"><text:s text:c="2"/>{</text:p>
      <text:p text:style-name="P8"><text:s text:c="4"/>geoCoordinate:</text:p>
      <text:p text:style-name="P8"><text:s text:c="4"/>{</text:p>
      <text:p text:style-name="P8"><text:s text:c="6"/>latitude: &lt;latitude&gt;,</text:p>
      <text:p text:style-name="P8"><text:s text:c="6"/>longitude: &lt;longitude&gt;</text:p>
      <text:p text:style-name="P8"><text:s text:c="4"/>},</text:p>
      <text:p text:style-name="P8"><text:s text:c="4"/>civicData:</text:p>
      <text:p text:style-name="P8"><text:s text:c="4"/>{</text:p>
      <text:p text:style-name="P8"><text:s text:c="6"/>state: &lt;two_letter_state_abbrev&gt;,</text:p>
      <text:p text:style-name="P8"><text:s text:c="6"/>districtNumber: &lt;state_district_number&gt;</text:p>
      <text:p text:style-name="P8"><text:s text:c="4"/>}</text:p>
      <text:p text:style-name="P8"><text:s text:c="2"/>}</text:p>
      <text:p text:style-name="P9">}</text:p>
      <text:p text:style-name="P9"/>
      <text:p text:style-name="P14">example: </text:p>
      <text:p text:style-name="P14"/>
      <text:p text:style-name="P12">https://&lt;api.server.host&gt;:&lt;apiPort&gt;/api/v1/locations/congress/district?address=155+Whisperwood+Ln,+Madison,+AL</text:p>
      <text:p text:style-name="P16"/>
      <text:p text:style-name="P13">{</text:p>
      <text:p text:style-name="P13"><text:s text:c="2"/>success: true,</text:p>
      <text:p text:style-name="P13"><text:s text:c="2"/>responseMessage: "",</text:p>
      <text:p text:style-name="P13"><text:s text:c="2"/>data:</text:p>
      <text:p text:style-name="P13"><text:s text:c="2"/>{</text:p>
      <text:p text:style-name="P13"><text:s text:c="4"/>geoCoordinate:</text:p>
      <text:p text:style-name="P13"><text:s text:c="4"/>{</text:p>
      <text:p text:style-name="P13"><text:s text:c="6"/>latitude: 34.701149,</text:p>
      <text:p text:style-name="P13"><text:s text:c="6"/>longitude: -86.754356</text:p>
      <text:p text:style-name="P13"><text:s text:c="4"/>},</text:p>
      <text:p text:style-name="P13"><text:s text:c="4"/>civicData:</text:p>
      <text:p text:style-name="P13"><text:s text:c="4"/>{</text:p>
      <text:p text:style-name="P13"><text:s text:c="6"/>state: “AL”,</text:p>
      <text:p text:style-name="P13"><text:s text:c="6"/>districtNumber: 5</text:p>
      <text:p text:style-name="P13"><text:s text:c="4"/>}</text:p>
      <text:p text:style-name="P13"><text:s text:c="2"/>}</text:p>
      <text:p text:style-name="P1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venir" svg:font-family="Aveni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" svg:font-family="Consolas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uben Hansen-Rojas</meta:initial-creator>
    <meta:creation-date>2017-06-27T21:40:26</meta:creation-date>
    <dc:date>2017-09-03T22:10:41</dc:date>
    <dc:creator>Ruben Hansen-Rojas</dc:creator>
    <meta:editing-duration>PT3H44M34S</meta:editing-duration>
    <meta:editing-cycles>87</meta:editing-cycles>
    <meta:generator>OpenOffice/4.1.3$Unix OpenOffice.org_project/413m1$Build-9783</meta:generator>
    <meta:document-statistic meta:table-count="0" meta:image-count="0" meta:object-count="0" meta:page-count="13" meta:paragraph-count="287" meta:word-count="551" meta:character-count="5044"/>
  </office:meta>
</office:document-meta>
</file>